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3.25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97.54pt"/>
    </style:style>
    <style:style style:name="co9" style:family="table-column">
      <style:table-column-properties fo:break-before="auto" style:column-width="71.8pt"/>
    </style:style>
    <style:style style:name="co10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ASG0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Eike Uwe Peter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Argumentation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0.2+[.F4]*0.4+[.G4]*0.4"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.4*[.I4]+0.6*[.J4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]*(0.4*(0.2*[.E4]+0.4*[.F4]+0.4*[.G4])+0.6*(0.4*[.I4]+0.6*[.J4]))*[.K4]" office:value-type="float" office:value="0.08" calcext:value-type="float">
            <text:p>0.08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]*0.2+[.F5]*0.4+[.G5]*0.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4*[.I5]+0.6*[.J5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]*(0.4*(0.2*[.E5]+0.4*[.F5]+0.4*[.G5])+0.6*(0.4*[.I5]+0.6*[.J5]))*[.K5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*0.2+[.F6]*0.4+[.G6]*0.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4*[.I6]+0.6*[.J6]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]*(0.4*(0.2*[.E6]+0.4*[.F6]+0.4*[.G6])+0.6*(0.4*[.I6]+0.6*[.J6]))*[.K6]"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56:40.06885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6-07T13:56:49.731748000</dc:date>
    <meta:editing-duration>PT2H13M44S</meta:editing-duration>
    <meta:editing-cycles>14</meta:editing-cycles>
    <meta:generator>LibreOffice/5.1.6.2$MacOSX_X86_64 LibreOffice_project/07ac168c60a517dba0f0d7bc7540f5afa45f0909</meta:generator>
    <meta:document-statistic meta:table-count="1" meta:cell-count="52" meta:object-count="0"/>
  </office:meta>
</office:document-meta>
</file>